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39fd" officeooo:paragraph-rsid="000e39fd"/>
    </style:style>
    <style:style style:name="P2" style:family="paragraph" style:parent-style-name="Standard">
      <style:paragraph-properties fo:text-align="start" style:justify-single-word="false"/>
      <style:text-properties officeooo:rsid="000e39fd" officeooo:paragraph-rsid="000e39fd"/>
    </style:style>
    <style:style style:name="P3" style:family="paragraph" style:parent-style-name="Standard">
      <style:paragraph-properties fo:text-align="start" style:justify-single-word="false"/>
      <style:text-properties officeooo:rsid="000e39fd" officeooo:paragraph-rsid="000e39fd"/>
    </style:style>
    <style:style style:name="P4" style:family="paragraph" style:parent-style-name="Standard">
      <style:paragraph-properties fo:text-align="start" style:justify-single-word="false"/>
      <style:text-properties officeooo:rsid="0012c983" officeooo:paragraph-rsid="0012c98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2c983" officeooo:paragraph-rsid="0012c983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2c983" officeooo:paragraph-rsid="0012c983"/>
    </style:style>
    <style:style style:name="P7" style:family="paragraph" style:parent-style-name="Standard">
      <style:paragraph-properties fo:text-align="start" style:justify-single-word="false"/>
      <style:text-properties fo:font-style="normal" officeooo:rsid="0012c983" officeooo:paragraph-rsid="0012c983" style:font-style-asian="normal" style:font-style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tyle="normal" officeooo:rsid="0012c983" officeooo:paragraph-rsid="0012c983" style:font-style-asian="normal" style:font-style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tyle="normal" officeooo:rsid="001386b5" officeooo:paragraph-rsid="001386b5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1386b5" officeooo:paragraph-rsid="001386b5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15857c" officeooo:paragraph-rsid="0015857c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5857c" officeooo:paragraph-rsid="001721ad" style:font-style-asian="normal" style:font-style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15857c" officeooo:paragraph-rsid="001721ad"/>
    </style:style>
    <style:style style:name="P14" style:family="paragraph" style:parent-style-name="Standard" style:list-style-name="L4">
      <style:paragraph-properties fo:text-align="start" style:justify-single-word="false"/>
      <style:text-properties officeooo:rsid="001721ad" officeooo:paragraph-rsid="001721ad"/>
    </style:style>
    <style:style style:name="P15" style:family="paragraph" style:parent-style-name="Standard">
      <style:paragraph-properties fo:text-align="start" style:justify-single-word="false"/>
      <style:text-properties officeooo:rsid="001721ad" officeooo:paragraph-rsid="001721ad"/>
    </style:style>
    <style:style style:name="P16" style:family="paragraph" style:parent-style-name="Standard" style:list-style-name="L5">
      <style:paragraph-properties fo:text-align="start" style:justify-single-word="false"/>
      <style:text-properties officeooo:rsid="0018aa01" officeooo:paragraph-rsid="0018aa01"/>
    </style:style>
    <style:style style:name="T1" style:family="text">
      <style:text-properties officeooo:rsid="000ece40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5857c"/>
    </style:style>
    <style:style style:name="T5" style:family="text">
      <style:text-properties style:text-underline-style="none" officeooo:rsid="001721ad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721ad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4º Bimestre – Servidor Vídeo</text:p>
      <text:p text:style-name="P2"/>
      <text:p text:style-name="P2">O projeto consiste em construir um sistema de live streaming, onde um cliente se conecta ao servidor e recebe os vídeos do mesmo. O servidor possui um limite de dispositivos que poderão se conectar diretamente a ele, caso um cliente “A” que deseja se conectar a <text:span text:style-name="T1">um</text:span> servidor <text:span text:style-name="T1">que já esteja no limite de conexões, o cliente “A” procura outro cliente (aqui chamado de cliente “B”) já conectado ao servidor para receber os vídeos. O cliente B então começa a repassar os vídeos vindo do servidor para o cliente A.</text:span></text:p>
      <text:p text:style-name="P4"/>
      <text:p text:style-name="P4">Requisitos necessários para o funcionamento do sistema:</text:p>
      <text:list xml:id="list6592266627477623232" text:style-name="L1">
        <text:list-item>
          <text:p text:style-name="P5">SO Linux</text:p>
        </text:list-item>
        <text:list-item>
          <text:p text:style-name="P5">Python 3.6 ou superior instalado</text:p>
        </text:list-item>
        <text:list-item>
          <text:p text:style-name="P5">Reprodutor de Mídias VLC</text:p>
        </text:list-item>
      </text:list>
      <text:p text:style-name="P4"/>
      <text:p text:style-name="P4">Instruções para iniciar o servidor:</text:p>
      <text:list xml:id="list7521775196551680656" text:style-name="L2">
        <text:list-item>
          <text:p text:style-name="P6">Abra o terminal e vá até o diretório do servidor. (server.py)</text:p>
        </text:list-item>
        <text:list-item>
          <text:p text:style-name="P6">Execute o arquivo com o comando <text:span text:style-name="T2">python3 server.py</text:span></text:p>
        </text:list-item>
      </text:list>
      <text:p text:style-name="P4"><text:span text:style-name="T2"/></text:p>
      <text:p text:style-name="P7"><text:span text:style-name="T3">Instruções para iniciar o cliente:</text:span></text:p>
      <text:list xml:id="list4398413727015071616" text:style-name="L3">
        <text:list-item>
          <text:p text:style-name="P8"><text:span text:style-name="T3">Abra o terminal e vá até o diretório do cliente. (client.py)</text:span></text:p>
        </text:list-item>
        <text:list-item>
          <text:p text:style-name="P8"><text:span text:style-name="T3">Execute o arquivo com o comando </text:span><text:span text:style-name="T2">python3 client.py</text:span></text:p>
        </text:list-item>
        <text:list-item>
          <text:p text:style-name="P8"><text:span text:style-name="T3">Quando o programa for executado, o usuário deve apresentar algumas informações como:</text:span></text:p>
          <text:list>
            <text:list-item>
              <text:p text:style-name="P8"><text:span text:style-name="T3">Quantidade de usuários que poderão se conectar ao mesmo.</text:span></text:p>
            </text:list-item>
            <text:list-item>
              <text:p text:style-name="P9"><text:span text:style-name="T3">Mensagem enviada para o servidor no formato &lt;Código&gt;&lt;Canal&gt; com Código em 2 dígitos e canal com um dígito.</text:span></text:p>
            </text:list-item>
          </text:list>
        </text:list-item>
      </text:list>
      <text:p text:style-name="P10"><text:span text:style-name="T3"/></text:p>
      <text:p text:style-name="P10"><text:span text:style-name="T3">Arquitetura:</text:span></text:p>
      <text:p text:style-name="P10"><text:span text:style-name="T3">O sistema foi desenvolvido em python3 e </text:span><text:span text:style-name="T4">o protocolo usado na comunicação foi o TCP/IP.</text:span></text:p>
      <text:p text:style-name="P11"><text:span text:style-name="T3">A aplicação foi construída com o objetivo principal de sempre estabelecer a conexão com o servidor, caso a conexão falhe pelo servidor já estiver cheio, o cliente procura um alvo disponível para realizar a conexão e receber os vídeos.</text:span></text:p>
      <text:p text:style-name="P12"><text:span text:style-name="T3">Temos </text:span><text:span text:style-name="T5">dois </text:span><text:span text:style-name="T3">arquivos que compõem o sistema: </text:span></text:p>
      <text:list xml:id="list2393451837352561567" text:style-name="L4">
        <text:list-item>
          <text:p text:style-name="P13"><text:span text:style-name="T6">client.py: </text:span><text:span text:style-name="T7">É o responsável por toda a ação do client, com classes e variáveis globais que garantem todo o funcionamento do lado cliente.</text:span></text:p>
        </text:list-item>
        <text:list-item>
          <text:p text:style-name="P14"><text:span text:style-name="T6">vlc.py: É o arquivo que manipula o player de conteúdo VLC. Foi feito por terceiros e agradecemos a disponibilização. Viva o Open Source!</text:span></text:p>
          <text:p text:style-name="P14"><text:span text:style-name="T6"/></text:p>
        </text:list-item>
      </text:list>
      <text:p text:style-name="P15"><text:span text:style-name="T6">Dentro do arquivo client.py há várias classes com objetivos particulares para o funcionamento da aplicação:</text:span></text:p>
      <text:list xml:id="list7866447656068423528" text:style-name="L5">
        <text:list-item>
          <text:p text:style-name="P16"><text:span text:style-name="T6">Client: Classe que contém atributos essenciais para o funcionamento do programa.</text:span></text:p>
        </text:list-item>
        <text:list-item>
          <text:p text:style-name="P16"><text:span text:style-name="T6">ServerReceiver: Thread que tem como objetivo receber os vídeos do servidor.</text:span></text:p>
        </text:list-item>
        <text:list-item>
          <text:p text:style-name="P16"><text:span text:style-name="T6">ClientReceiver: Thread que tem como objetivo receber os vídeos de um outro cliente.</text:span></text:p>
        </text:list-item>
        <text:list-item>
          <text:p text:style-name="P16"><text:span text:style-name="T6">Player: Classe que contém funções para a execução dos vídeos.</text:span></text:p>
        </text:list-item>
        <text:list-item>
          <text:p text:style-name="P16"><text:span text:style-name="T6">ExibeVideos: Thread que tem como objetivo enviar os vídeos recebidos para execuçã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7:12:52.792916387</meta:creation-date>
    <dc:date>2019-01-08T21:28:05.233619652</dc:date>
    <meta:editing-duration>PT29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398" meta:character-count="2350" meta:non-whitespace-character-count="1995"/>
  </office:meta>
</office:document-meta>
</file>